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005cm"/>
    </style:style>
    <style:style style:name="pr2" style:family="presentation" style:parent-style-name="lyt-cool-subtitle">
      <style:graphic-properties draw:fill-color="#ffffff" draw:auto-grow-height="true" fo:min-height="11.33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005cm"/>
    </style:style>
    <style:style style:name="pr5" style:family="presentation" style:parent-style-name="lyt-cool-outline1">
      <style:graphic-properties fo:min-height="11.33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.6000003814697pt"/>
    </style:style>
    <style:style style:name="P3" style:family="paragraph">
      <style:paragraph-properties fo:text-align="start"/>
      <style:text-properties fo:font-size="20.6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xml:id="id1" draw:id="id1">
        <draw:frame presentation:style-name="pr1" draw:text-style-name="P1" draw:layer="layout" svg:width="23.057cm" svg:height="3.005cm" svg:x="1.984cm" svg:y="1.322cm" presentation:class="title" presentation:user-transformed="true">
          <draw:text-box>
            <text:p text:style-name="P1"><text:span text:style-name="T1">Wybory Elektroniczne - Tutorial</text:span></text:p>
          </draw:text-box>
        </draw:frame>
        <draw:frame presentation:style-name="pr2" draw:text-style-name="P2" draw:layer="layout" svg:width="23.057cm" svg:height="11.339cm" svg:x="1.984cm" svg:y="5.004cm" presentation:class="subtitle">
          <draw:text-box>
            <text:p text:style-name="P2"><text:span text:style-name="T1">Tutorial składa się z trzech części:</text:span></text:p>
            <text:p text:style-name="P2"/>
            <text:list text:style-name="L2">
              <text:list-item>
                <text:p text:style-name="P3">Motywacja (wprowadzenie w problematykę – dla wszystkich)</text:p>
              </text:list-item>
              <text:list-item>
                <text:p text:style-name="P3">Protokoły (przedstawia podstawowe protokoły jakie mogą być wykorzystane do implementacji systemów do przeprowadzania wyborów za pośrednictwem internetu. Zostały tu omówione ich słabe i mocne strony. Część dla zainteresowanych)</text:p>
              </text:list-item>
              <text:list-item>
                <text:p text:style-name="P3">Matematyka (przedstawia fakty głównie z zakresu arytmetyki modularnej, które wykorzystywane są w kryptografii ze szczególnym naciskiem na wybory elektroniczne, takie jak mechanizm ślepych podpisów)</text:p>
                <text:p text:style-name="P3"/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 xml:id="id2" draw:id="id2">
        <draw:frame presentation:style-name="pr4" draw:layer="layout" svg:width="23.057cm" svg:height="3.005cm" svg:x="1.984cm" svg:y="1.322cm" presentation:class="title" presentation:user-transformed="true">
          <draw:text-box>
            <text:p>Motywacja – Warunki jakie powinny być spełnione.</text:p>
          </draw:text-box>
        </draw:frame>
        <draw:frame presentation:style-name="pr5" draw:layer="layout" svg:width="23.057cm" svg:height="13.686cm" svg:x="1.943cm" svg:y="4.814cm" presentation:class="outline" presentation:user-transformed="true">
          <draw:text-box>
            <text:list text:style-name="L3">
              <text:list-header>
                <text:p>Aby wybory elektroniczne mogły być przeprowadzone w realnym świecie, nie mogą być gorsze pod względem bezpieczeństwa oraz obiektywności od wyborów jakie są przeprowadzane obecnie. Oto warunki jakie w swojej książce wymienia Shneier:</text:p>
                <text:p/>
              </text:list-header>
              <text:list-item>
                <text:p>Głosować mogą <text:span text:style-name="T2">jedynie</text:span> upoważnieni wyborcy.</text:p>
              </text:list-item>
              <text:list-item>
                <text:p>Nikt nie może głosować więcej niż jeden raz.</text:p>
              </text:list-item>
              <text:list-item>
                <text:p>Nikt nie może ustalić, na kogo głosował dany wyborca.</text:p>
              </text:list-item>
              <text:list-item>
                <text:p>Nikt nie może zduplikować niczyjego głosu.</text:p>
              </text:list-item>
              <text:list-item>
                <text:p>Nikt nie może zmienić niczyjego głosu bez wykrycia tego faktu.</text:p>
              </text:list-item>
              <text:list-item>
                <text:p>Każdy wyborca może upewnić się, że jego głos został podliczony w ostatecznym podsumowaniu wyników wyborów</text:p>
                <text:p/>
                <text:p>Niektóre protokoły dokładają także następujące założenie:</text:p>
                <text:p/>
              </text:list-item>
              <text:list-item>
                <text:p>Informacja o tym kto wziął udział w głosowaniu jest publicznie dostępna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 xml:id="id3" draw:id="id3">
        <draw:frame presentation:style-name="pr4" draw:layer="layout" svg:width="23.057cm" svg:height="3.005cm" svg:x="1.984cm" svg:y="1.322cm" presentation:class="title">
          <draw:text-box>
            <text:p>Które z tych warunków spełniają wybory tradycyjne?</text:p>
          </draw:text-box>
        </draw:frame>
        <draw:frame presentation:style-name="pr5" draw:layer="layout" svg:width="23.057cm" svg:height="16.101cm" svg:x="1.984cm" svg:y="5.004cm" presentation:class="outline" presentation:user-transformed="true">
          <draw:text-box>
            <text:list text:style-name="L3">
              <text:list-header>
                <text:p>Pierwsze pytanie jakie przychodzi do głowy jest takie, czy wybory tradycyjne spełniają wszystkie z tych warunków?</text:p>
                <text:p>Oszustwa jakie mogą przyjść do głowy i są ciężkie do wykazania w przypadkach gdy komisję tworzy grupa osób o określonych sympatiach czy takich lub innych interesach / motywacjach to:</text:p>
                <text:p/>
              </text:list-header>
              <text:list-item>
                <text:p>Głosy można łatwo unieważniać podczas liczenia</text:p>
              </text:list-item>
              <text:list-item>
                <text:p>Można podpisać się po zamknięciu lokalu za osoby, które nie brały udziału w głosowaniu i wykorzystać ich głosy</text:p>
                <text:p/>
                <text:p>Oszustwa takie w powyżej określonej sytuacji są względnie łatwe do wykonania, a nie są niewykonalne nawet w mniej sprzyjających dla oszustów okolicznościach, a więc klasyczne wybory nie spełniają warunków z punktów 5 i 6.</text:p>
                <text:p/>
                <text:p>Ponadto można wprowadzić zamieszanie dosypując podrobione głosy, z podrobioną pieczątką do urny. Do sytuacji takiej może dojść w trakcie głosowania w lokalu ale także gdy lokal jest przez noc zamknięty w trakcie wyborów dwudniowych.</text:p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 xml:id="id4" draw:id="id4">
        <draw:frame presentation:style-name="pr4" draw:layer="layout" svg:width="23.057cm" svg:height="3.005cm" svg:x="1.984cm" svg:y="1.322cm" presentation:class="title" presentation:placeholder="true" presentation:user-transformed="true">
          <draw:text-box/>
        </draw:frame>
        <draw:frame presentation:style-name="pr5" draw:layer="layout" svg:width="23.057cm" svg:height="11.339cm" svg:x="1.984cm" svg:y="5.004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0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685cm"/>
      <style:text-properties fo:font-size="24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514cm"/>
      <style:text-properties fo:font-size="20.6000003814697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514cm"/>
      <style:text-properties fo:font-size="17.2000007629395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0.6000003814697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685cm"/>
      <style:text-properties fo:font-size="24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514cm"/>
      <style:text-properties fo:font-size="20.6000003814697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514cm"/>
      <style:text-properties fo:font-size="17.2000007629395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0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omyślnie" style:page-layout-name="PM1" draw:style-name="Mdp1">
      <draw:frame presentation:style-name="Domyślnie-title" draw:layer="backgroundobjects" svg:width="24.299cm" svg:height="3.005cm" svg:x="1.35cm" svg:y="0.717cm" presentation:class="title" presentation:placeholder="true">
        <draw:text-box/>
      </draw:frame>
      <draw:frame presentation:style-name="Domyślnie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058cm" svg:height="3.006cm" svg:x="1.984cm" svg:y="0.672cm" presentation:class="title" presentation:placeholder="true">
        <draw:text-box/>
      </draw:frame>
      <draw:frame presentation:style-name="lyt-darkblue-outline1" draw:layer="backgroundobjects" svg:width="23.499cm" svg:height="11.756cm" svg:x="1.984cm" svg:y="4.674cm" presentation:class="outline" presentation:placeholder="true">
        <draw:text-box/>
      </draw:frame>
      <draw:rect draw:style-name="Mgr3" draw:text-style-name="MP4" draw:layer="backgroundobjects" svg:width="25.059cm" svg:height="0.231cm" svg:x="1.942cm" svg:y="16.849cm">
        <text:p/>
      </draw:rect>
      <draw:rect draw:style-name="Mgr3" draw:text-style-name="MP4" draw:layer="backgroundobjects" svg:width="21.676cm" svg:height="0.231cm" svg:x="5.324cm" svg:y="17.355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5.914cm" svg:height="13.49cm" svg:x="1.085cm" svg:y="4.509cm">
        <text:p/>
      </draw:rect>
      <draw:frame presentation:style-name="lyt-cool-title" draw:layer="backgroundobjects" svg:width="23.057cm" svg:height="3.005cm" svg:x="1.984cm" svg:y="1.322cm" presentation:class="title" presentation:placeholder="true">
        <draw:text-box draw:corner-radius="0.001cm"/>
      </draw:frame>
      <draw:frame presentation:style-name="lyt-cool-outline1" draw:layer="backgroundobjects" svg:width="23.057cm" svg:height="11.339cm" svg:x="1.984cm" svg:y="5.004cm" presentation:class="outline" presentation:placeholder="true">
        <draw:text-box draw:corner-radius="0.001cm"/>
      </draw:frame>
      <draw:rect presentation:style-name="Mpr5" draw:text-style-name="MP4" draw:layer="backgroundobjects" svg:width="0.486cm" svg:height="2.186cm" svg:x="0.001cm" svg:y="0.001cm">
        <text:p/>
      </draw:rect>
      <draw:rect presentation:style-name="Mpr5" draw:text-style-name="MP4" draw:layer="backgroundobjects" svg:width="0.486cm" svg:height="2.186cm" svg:x="0.001cm" svg:y="5.67cm">
        <text:p/>
      </draw:rect>
      <draw:rect presentation:style-name="Mpr5" draw:text-style-name="MP4" draw:layer="backgroundobjects" svg:width="0.486cm" svg:height="2.186cm" svg:x="0.001cm" svg:y="2.782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2-15T18:02:19.87</meta:creation-date>
    <meta:editing-duration>PT35M51S</meta:editing-duration>
    <meta:editing-cycles>12</meta:editing-cycles>
    <dc:date>2012-12-15T18:35:38.76</dc:date>
    <meta:generator>OpenOffice.org/3.3$Win32 OpenOffice.org_project/330m20$Build-9567</meta:generator>
    <meta:document-statistic meta:object-count="51"/>
  </office:meta>
</office:document-meta>
</file>